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9.9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Log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orget passwo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ustomer listing block/unbloc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ustomer profile manageme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ooking listing/view/crea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Activity Management create/view/delete/active-deactiv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nemities Management create/view/delete/active-deactiv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Health Program Manageme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Offer Manageme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SOS Manageme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taff Manageme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Service Managemen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Restaurant Manageme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Resort Manageme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Notification creati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Nearby Place Manageme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Order or Request Managem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eal order Management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CMS Manageme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Sent OT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nline check 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anner &amp; check In deta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ervices listing House keeping/ Iss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aise service reque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staurant Meal listing category wise and banner imag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dd to ca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how cart items and grand tot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Order no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nemities/Activites/Nearby Listi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Anemities Deta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ctivity Deta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earby deta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MS Page deta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ealth Program lis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ealth Program det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nvoice list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nvoice deta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otification on/o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y Packege deta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otification lis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ffer lisitng det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ffer book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y booking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y order &amp; request listing/ status chang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OS ale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Log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orget passwo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hange Passwo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rvice Request lisit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rvice Request accep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emities Request lisit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emeties Request accep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al order lis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eal order deta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y jobs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 style:data-style-name="N2" text:time-value="11:26:56.874700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0:17:27.882008185</meta:creation-date>
    <dc:date>2018-10-05T11:54:00.586470389</dc:date>
    <meta:editing-duration>PT31M45S</meta:editing-duration>
    <meta:editing-cycles>4</meta:editing-cycles>
    <meta:generator>LibreOffice/4.2.8.2$Linux_x86 LibreOffice_project/420m0$Build-2</meta:generator>
    <meta:document-statistic meta:table-count="1" meta:cell-count="117" meta:object-count="0"/>
  </office:meta>
</office:document-meta>
</file>